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officeooo:rsid="001b357c" officeooo:paragraph-rsid="00100f01" style:font-size-asian="22pt" style:font-size-complex="22pt"/>
    </style:style>
    <style:style style:name="P2" style:family="paragraph" style:parent-style-name="Standard" style:list-style-name="L1">
      <style:text-properties fo:font-size="14pt" style:text-underline-style="none" officeooo:rsid="0011d8b7" officeooo:paragraph-rsid="0011d8b7" style:font-size-asian="12.25pt" style:font-size-complex="14pt"/>
    </style:style>
    <style:style style:name="P3" style:family="paragraph" style:parent-style-name="Standard" style:list-style-name="L1">
      <style:text-properties fo:font-size="14pt" style:text-underline-style="none" officeooo:rsid="00127fea" officeooo:paragraph-rsid="00127fea" style:font-size-asian="12.25pt" style:font-size-complex="14pt"/>
    </style:style>
    <style:style style:name="P4" style:family="paragraph" style:parent-style-name="Standard" style:list-style-name="L2">
      <style:text-properties fo:font-size="14pt" style:text-underline-style="none" fo:font-weight="normal" officeooo:rsid="001620b7" officeooo:paragraph-rsid="00185a7e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text-properties fo:font-size="14pt" style:text-underline-style="none" fo:font-weight="normal" officeooo:rsid="001a3fc0" officeooo:paragraph-rsid="001a3fc0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style:text-properties fo:font-size="14pt" style:text-underline-style="none" fo:font-weight="normal" officeooo:rsid="001ca8fe" officeooo:paragraph-rsid="001ca8fe" style:font-size-asian="12.25pt" style:font-weight-asian="normal" style:font-size-complex="14pt" style:font-weight-complex="normal"/>
    </style:style>
    <style:style style:name="P7" style:family="paragraph" style:parent-style-name="Standard" style:list-style-name="L3">
      <style:text-properties fo:font-size="14pt" style:text-underline-style="none" fo:font-weight="normal" officeooo:rsid="0020556f" officeooo:paragraph-rsid="0020556f" style:font-size-asian="12.25pt" style:font-weight-asian="normal" style:font-size-complex="14pt" style:font-weight-complex="normal"/>
    </style:style>
    <style:style style:name="P8" style:family="paragraph" style:parent-style-name="Standard" style:list-style-name="L3">
      <style:text-properties fo:font-size="14pt" style:text-underline-style="none" fo:font-weight="normal" officeooo:rsid="00213cbb" officeooo:paragraph-rsid="00213cbb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text-properties fo:font-size="14pt" style:text-underline-style="none" fo:font-weight="normal" officeooo:rsid="00223a11" officeooo:paragraph-rsid="00223a11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normal" officeooo:rsid="00100f01" officeooo:paragraph-rsid="00100f01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normal" officeooo:rsid="00100f01" officeooo:paragraph-rsid="0020556f" style:font-size-asian="15.75pt" style:font-weight-asian="normal" style:font-size-complex="18pt" style:font-weight-complex="normal"/>
    </style:style>
    <style:style style:name="P12" style:family="paragraph" style:parent-style-name="Standard" style:list-style-name="L2">
      <style:text-properties officeooo:paragraph-rsid="001d8e7f"/>
    </style:style>
    <style:style style:name="T1" style:family="text">
      <style:text-properties officeooo:rsid="0011706a"/>
    </style:style>
    <style:style style:name="T2" style:family="text">
      <style:text-properties officeooo:rsid="0015172e"/>
    </style:style>
    <style:style style:name="T3" style:family="text">
      <style:text-properties officeooo:rsid="0016ae6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ae62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ae62" style:font-style-asian="normal" style:font-style-complex="normal"/>
    </style:style>
    <style:style style:name="T8" style:family="text">
      <style:text-properties officeooo:rsid="00185a7e"/>
    </style:style>
    <style:style style:name="T9" style:family="text">
      <style:text-properties fo:font-size="14pt" fo:font-style="normal" style:text-underline-style="none" fo:font-weight="normal" officeooo:rsid="001d8e7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style:text-underline-style="none" fo:font-weight="normal" officeooo:rsid="001f0a7f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style:text-underline-style="none" fo:font-weight="normal" officeooo:rsid="001ffeb5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italic" style:text-underline-style="none" fo:font-weight="normal" officeooo:rsid="001f0a7f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officeooo:rsid="002055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Swigger Academy – <text:span text:style-name="T1">Directory Traversal</text:span></text:p>
      <text:list xml:id="list4251463464" text:style-name="L1">
        <text:list-item>
          <text:p text:style-name="P2">A vulnerability that allows an attacker to read arbitrary files on the server that is running the web app</text:p>
        </text:list-item>
        <text:list-item>
          <text:p text:style-name="P3">The attacker might also be able to write to files on the server and modify the application’s data and behaviour and therefore take over full control of the server</text:p>
        </text:list-item>
      </text:list>
      <text:p text:style-name="P10"><text:span text:style-name="T2">Common obstacles to exploiting file path traversal vulnerabilities</text:span></text:p>
      <text:list xml:id="list7106300" text:style-name="L2">
        <text:list-item>
          <text:p text:style-name="P4">An application might strip directory traversal sequences from the user-supplied filename/input. </text:p>
        </text:list-item>
        <text:list-item>
          <text:p text:style-name="P4"><text:span text:style-name="T8">One</text:span><text:span text:style-name="T3"> bypass you can try </text:span><text:span text:style-name="T8">is using the </text:span><text:span text:style-name="T3">absolute path from the filesystem root to directly reference a file without using any traversal sequences. For example, </text:span><text:span text:style-name="T5">filename=/etc/passwd</text:span><text:span text:style-name="T7">.</text:span></text:p>
        </text:list-item>
        <text:list-item>
          <text:p text:style-name="P5"><text:span text:style-name="T7">Y</text:span><text:span text:style-name="T6">ou can also use nested travesal sequences which will revert to simple traversal sequences when the inner sequence is stripped. For example, ….// or …./\</text:span></text:p>
        </text:list-item>
        <text:list-item>
          <text:p text:style-name="P6"><text:span text:style-name="T6">You can also use URL encoding to bypass sanitisation. For example, URL encoding ../ would result in %2e%2e2f</text:span></text:p>
        </text:list-item>
        <text:list-item>
          <text:p text:style-name="P12"><text:span text:style-name="T9">Sometimes the user-supplied filename must start with the expected base folder. For example, </text:span><text:span text:style-name="Source_20_Text"><text:span text:style-name="T4">/var/www/images/../../../etc/passwd</text:span></text:span></text:p>
        </text:list-item>
        <text:list-item>
          <text:p text:style-name="P12"><text:span text:style-name="T10">If an application requires that the user-supplied filename must end with an </text:span><text:span text:style-name="T11">e</text:span><text:span text:style-name="T10">xpected file extension, then it might be possible to use a null byte to terminate the file path before the required extension. For example, </text:span><text:span text:style-name="T12"><text:s/>../../../etc/passwd%00.png</text:span></text:p>
        </text:list-item>
      </text:list>
      <text:p text:style-name="P11"><text:span text:style-name="T13">How to precent a directory traversal attack</text:span></text:p>
      <text:list xml:id="list2700099225" text:style-name="L3">
        <text:list-item>
          <text:p text:style-name="P7">Most effective way to prcent file path traversal vulnerabilities is to avoid user-supplied input to filesystem APIs altogether. </text:p>
        </text:list-item>
        <text:list-item>
          <text:p text:style-name="P8">The application should validate the user input before procesing it. A whitelist could be used. </text:p>
        </text:list-item>
        <text:list-item>
          <text:p text:style-name="P9">After validation, the input should append the input to the base directory and use a platform filesystem API to canonicalise the path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20:18:20.978709425</meta:creation-date>
    <dc:date>2022-02-27T17:21:22.699251161</dc:date>
    <meta:editing-duration>PT3H5M32S</meta:editing-duration>
    <meta:editing-cycles>17</meta:editing-cycles>
    <meta:generator>LibreOffice/7.2.4.1$Linux_AARCH64 LibreOffice_project/20$Build-1</meta:generator>
    <meta:document-statistic meta:table-count="0" meta:image-count="0" meta:object-count="0" meta:page-count="1" meta:paragraph-count="14" meta:word-count="265" meta:character-count="1688" meta:non-whitespace-character-count="1443"/>
  </office:meta>
</office:document-meta>
</file>